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10000002C21709610.png" manifest:media-type="image/png"/>
  <manifest:file-entry manifest:full-path="Pictures/10001FFF00000A0800000485804892D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Calibri2" svg:font-family="Calibri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19.82cm"/>
    </style:style>
    <style:style style:name="pr1" style:family="presentation" style:parent-style-name="ovirt-template-notes" style:list-style-name="L1">
      <style:graphic-properties draw:fill-color="#ffffff" draw:auto-grow-height="true" fo:min-height="12.572cm"/>
    </style:style>
    <style:style style:name="pr2" style:family="presentation" style:parent-style-name="ovirt-template-notes" style:list-style-name="L1">
      <style:graphic-properties draw:fill-color="#ffffff" draw:auto-grow-height="true" fo:min-height="12.572cm"/>
    </style:style>
    <style:style style:name="pr3" style:family="presentation" style:parent-style-name="ovirt-template-notes" style:list-style-name="L1">
      <style:graphic-properties draw:fill-color="#ffffff" draw:auto-grow-height="true" fo:min-height="12.572cm"/>
    </style:style>
    <style:style style:name="P1" style:family="paragraph">
      <style:paragraph-properties fo:margin-left="0cm" fo:margin-right="0cm" fo:line-height="10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color="#000000" fo:font-size="40pt" style:font-size-asian="40pt" style:font-size-complex="40pt"/>
    </style:style>
    <style:style style:name="P3" style:family="paragraph">
      <style:paragraph-properties fo:margin-left="0cm" fo:margin-right="0cm" fo:line-height="150%" fo:text-align="end" fo:text-indent="0cm"/>
      <style:text-properties style:use-window-font-color="true" fo:font-size="24pt" style:font-size-asian="24pt" style:font-size-complex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start" fo:text-indent="0cm"/>
      <style:text-properties style:use-window-font-color="true" fo:font-size="45pt" fo:font-weight="bold" style:font-size-asian="45pt" style:font-weight-asian="bold" style:font-size-complex="45pt" style:font-weight-complex="bold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margin-left="0cm" fo:margin-right="0cm" fo:line-height="150%" fo:text-align="end" fo:text-indent="0cm"/>
      <style:text-properties style:use-window-font-color="true" fo:font-size="45pt" fo:font-weight="bold" style:font-size-asian="45pt" style:font-weight-asian="bold" style:font-size-complex="45pt" style:font-weight-complex="bold"/>
    </style:style>
    <style:style style:name="T1" style:family="text">
      <style:text-properties style:use-window-font-color="true" style:font-name="Liberation Sans1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use-window-font-color="true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style:use-window-font-color="true" style:font-name="Liberation Sans1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-template" presentation:presentation-page-layout-name="AL1T1">
        <office:forms form:automatic-focus="false" form:apply-design-mode="false"/>
        <draw:frame draw:style-name="gr1" draw:text-style-name="P2" draw:layer="layout" svg:width="23.235cm" svg:height="2.285cm" svg:x="2.98cm" svg:y="6.338cm">
          <draw:text-box>
            <text:p text:style-name="P1"><text:span text:style-name="T1">SUBJECT</text:span></text:p>
          </draw:text-box>
        </draw:frame>
        <draw:frame draw:style-name="gr2" draw:text-style-name="P3" draw:layer="layout" svg:width="23.235cm" svg:height="4.027cm" svg:x="2.981cm" svg:y="11.339cm">
          <draw:text-box>
            <text:p text:style-name="P1"><text:span text:style-name="T2">DATE</text:span></text:p>
            <text:p text:style-name="P1"><text:span text:style-name="T2"/></text:p>
            <text:p text:style-name="P1"><text:span text:style-name="T2">NAME</text:span></text:p>
            <text:p text:style-name="P1"><text:span text:style-name="T2">Organiz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virt-template" presentation:presentation-page-layout-name="AL1T1">
        <office:forms form:automatic-focus="false" form:apply-design-mode="false"/>
        <draw:frame draw:style-name="gr1" draw:text-style-name="P5" draw:layer="layout" svg:width="23.235cm" svg:height="2.285cm" svg:x="2.98cm" svg:y="6.338cm">
          <draw:text-box>
            <text:p text:style-name="P1"><text:span text:style-name="T3">Overview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virt-template" presentation:presentation-page-layout-name="AL1T1">
        <office:forms form:automatic-focus="false" form:apply-design-mode="false"/>
        <draw:frame draw:style-name="gr1" draw:text-style-name="P7" draw:layer="layout" svg:width="23.235cm" svg:height="2.285cm" svg:x="2.98cm" svg:y="6.338cm">
          <draw:text-box>
            <text:p text:style-name="P1"><text:span text:style-name="T3">THANK YOU !</text:span></text:p>
          </draw:text-box>
        </draw:frame>
        <draw:frame draw:style-name="gr4" draw:text-style-name="P3" draw:layer="layout" svg:width="23.235cm" svg:height="4.971cm" svg:x="3.081cm" svg:y="10.039cm">
          <draw:text-box>
            <text:p text:style-name="P1"><text:span text:style-name="T2">http://wiki.ovirt.org/wiki/Category:SLA</text:span></text:p>
            <text:p text:style-name="P1"><text:span text:style-name="T2"><text:a xlink:href="mailto:engine-devel@ovirt.org" xlink:type="simple">engine-devel@ovirt.org</text:a></text:span></text:p>
            <text:p text:style-name="P1"><text:span text:style-name="T2">vdsm-devel@lists.fedorahosted.org</text:span><text:span text:style-name="T2"><text:line-break/></text:span><text:span text:style-name="T2"><text:line-break/></text:span><text:span text:style-name="T2">#ovirt irc.oftc.ne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Calibri2" svg:font-family="Calibri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en" style:country-asian="US" style:font-name-complex="Tahoma2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he" style:country-complex="IL"/>
    </style:style>
    <style:style style:name="Default_20_Paragraph_20_Font" style:display-name="Default Paragraph Font" style:family="graphic">
      <style:paragraph-properties style:text-autospace="none"/>
    </style:style>
    <style:style style:name="EmailStyle15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ovirt-template-background" style:family="presentation">
      <style:graphic-properties draw:stroke="none" draw:fill="none"/>
      <style:text-properties style:letter-kerning="true"/>
    </style:style>
    <style:style style:name="ovir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virt-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virt-template-outline1" style:family="presentation">
      <style:graphic-properties draw:stroke="none" draw:fill="none">
        <text:list-style style:name="ovirt-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ovirt-template-outline2" style:family="presentation" style:parent-style-name="ovirt-template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ovirt-template-outline3" style:family="presentation" style:parent-style-name="ovirt-template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ovirt-template-outline4" style:family="presentation" style:parent-style-name="ovirt-template-outline3">
      <style:paragraph-properties fo:margin-top="0cm" fo:margin-bottom="0.2cm"/>
      <style:text-properties fo:font-size="20pt" style:font-size-asian="20pt" style:font-size-complex="20pt"/>
    </style:style>
    <style:style style:name="ovirt-template-outline5" style:family="presentation" style:parent-style-name="ovirt-template-outline4">
      <style:paragraph-properties fo:margin-top="0cm" fo:margin-bottom="0.1cm"/>
      <style:text-properties fo:font-size="20pt" style:font-size-asian="20pt" style:font-size-complex="20pt"/>
    </style:style>
    <style:style style:name="ovirt-template-outline6" style:family="presentation" style:parent-style-name="ovirt-template-outline5">
      <style:paragraph-properties fo:margin-top="0cm" fo:margin-bottom="0.1cm"/>
      <style:text-properties fo:font-size="20pt" style:font-size-asian="20pt" style:font-size-complex="20pt"/>
    </style:style>
    <style:style style:name="ovirt-template-outline7" style:family="presentation" style:parent-style-name="ovirt-template-outline6">
      <style:paragraph-properties fo:margin-top="0cm" fo:margin-bottom="0.1cm"/>
      <style:text-properties fo:font-size="20pt" style:font-size-asian="20pt" style:font-size-complex="20pt"/>
    </style:style>
    <style:style style:name="ovirt-template-outline8" style:family="presentation" style:parent-style-name="ovirt-template-outline7">
      <style:paragraph-properties fo:margin-top="0cm" fo:margin-bottom="0.1cm"/>
      <style:text-properties fo:font-size="20pt" style:font-size-asian="20pt" style:font-size-complex="20pt"/>
    </style:style>
    <style:style style:name="ovirt-template-outline9" style:family="presentation" style:parent-style-name="ovirt-template-outline8">
      <style:paragraph-properties fo:margin-top="0cm" fo:margin-bottom="0.1cm"/>
      <style:text-properties fo:font-size="20pt" style:font-size-asian="20pt" style:font-size-complex="20pt"/>
    </style:style>
    <style:style style:name="ovirt-template-subtitle" style:family="presentation">
      <style:graphic-properties draw:stroke="none" draw:fill="none" draw:textarea-vertical-align="middle">
        <text:list-style style:name="ovir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virt-template-title" style:family="presentation">
      <style:graphic-properties draw:stroke="none" draw:fill="none" draw:textarea-vertical-align="middle">
        <text:list-style style:name="ovir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-template-backgroundobjects">
      <style:graphic-properties draw:stroke="none" draw:fill="solid" draw:fill-color="#e4eedc" draw:opacity="100%" draw:textarea-horizontal-align="justify" draw:textarea-vertical-align="middle" draw:auto-grow-height="false" draw:shadow-opacity="100%"/>
    </style:style>
    <style:style style:name="Mpr2" style:family="presentation" style:parent-style-name="ovirt-template-title">
      <style:graphic-properties draw:fill-color="#ffffff" draw:auto-grow-height="false" fo:min-height="3.507cm"/>
    </style:style>
    <style:style style:name="Mpr3" style:family="presentation" style:parent-style-name="ovirt-template-outline1" style:list-style-name="ML4">
      <style:graphic-properties draw:fill-color="#ffffff" draw:auto-grow-height="false" fo:min-height="13.86cm"/>
    </style:style>
    <style:style style:name="Mpr4" style:family="presentation" style:parent-style-name="ovirt-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ovirt-template-backgroundobjects">
      <style:graphic-properties svg:stroke-width="0.102cm" svg:stroke-color="#e6e6e6" draw:marker-start-width="0.356cm" draw:marker-end-width="0.356cm" svg:stroke-opacity="100%" draw:fill="none" draw:textarea-horizontal-align="center" draw:textarea-vertical-align="middle" fo:padding-top="0.05cm" fo:padding-bottom="0.05cm" fo:padding-left="0.05cm" fo:padding-right="0.05cm" draw:shadow-offset-x="0.305cm" draw:shadow-offset-y="0.305cm"/>
    </style:style>
    <style:style style:name="Mpr6" style:family="presentation" style:parent-style-name="ovirt-template-backgroundobjects">
      <style:graphic-properties draw:stroke="none" draw:fill="none" draw:fill-color="#ffffff" draw:auto-grow-height="false" fo:min-height="1.397cm"/>
    </style:style>
    <style:style style:name="Mpr7" style:family="presentation" style:parent-style-name="ovir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3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ovirt-template" style:page-layout-name="PM1" draw:style-name="Mdp1">
      <draw:custom-shape presentation:style-name="Mpr1" draw:text-style-name="MP3" draw:layer="backgroundobjects" svg:width="28cm" svg:height="3.302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0.661cm" svg:height="3.173cm" svg:x="1.469cm" svg:y="0.623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1.684cm" svg:x="1.578cm" svg:y="4.096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4" draw:text-style-name="MP7" draw:layer="backgroundobjects" svg:width="12.31cm" svg:height="0.695cm" svg:x="6.74cm" svg:y="20.125cm">
        <draw:text-box>
          <text:p text:style-name="MP6"><text:span text:style-name="MT2">oVirt Board Meeting, Jan 2013</text:span></text:p>
        </draw:text-box>
      </draw:frame>
      <draw:frame presentation:style-name="Mpr4" draw:text-style-name="MP2" draw:layer="backgroundobjects" svg:width="2.304cm" svg:height="0.635cm" svg:x="25.625cm" svg:y="20.072cm">
        <draw:text-box>
          <text:p text:style-name="MP8"><text:span text:style-name="MT3"><text:page-number>3</text:page-number></text:span></text:p>
        </draw:text-box>
      </draw:frame>
      <draw:frame draw:style-name="Mgr3" draw:text-style-name="MP3" draw:layer="backgroundobjects" svg:width="5.467cm" svg:height="2.428cm" svg:x="21.844cm" svg:y="0.62cm">
        <draw:image xlink:href="Pictures/10001FFF00000A0800000485804892D2.svg" xlink:type="simple" xlink:show="embed" xlink:actuate="onLoad">
          <text:p/>
        </draw:image>
        <draw:image xlink:href="Pictures/10000201000000610000002C21709610.png" xlink:type="simple" xlink:show="embed" xlink:actuate="onLoad"/>
      </draw:frame>
      <draw:line presentation:style-name="Mpr5" draw:text-style-name="MP3" draw:layer="backgroundobjects" svg:x1="0cm" svg:y1="3.302cm" svg:x2="28cm" svg:y2="3.302cm">
        <text:p/>
      </draw:line>
      <presentation:notes style:page-layout-name="PM2">
        <draw:page-thumbnail presentation:style-name="ovirt-template-title" draw:layer="backgroundobjects" svg:width="13.968cm" svg:height="10.476cm" svg:x="3.81cm" svg:y="2.123cm" presentation:class="page"/>
        <draw:frame presentation:style-name="ovir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.0$Linux_X86_64 LibreOffice_project/430$Build-2</meta:generator>
    <meta:creation-date>2015-01-21T17:02:24.860440579</meta:creation-date>
    <dc:language>en-US</dc:language>
    <meta:editing-cycles>1</meta:editing-cycles>
    <meta:editing-duration>P0D</meta:editing-duration>
    <meta:initial-creator>Brian Proffitt</meta:initial-creator>
    <meta:document-statistic meta:object-count="34"/>
    <meta:user-defined meta:name="Info 1"/>
    <meta:user-defined meta:name="Info 2"/>
    <meta:user-defined meta:name="Info 3"/>
    <meta:user-defined meta:name="Info 4"/>
    <meta:template xlink:type="simple" xlink:actuate="onRequest" xlink:title="ovirt-template" xlink:href="../../Templates/ovirt-template.otp" meta:date="2015-01-21T17:02:24.755830442"/>
  </office:meta>
</office:document-meta>
</file>